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language="en" fo:country="US"/>
    </style:style>
    <style:style style:name="P129" style:family="paragraph" style:parent-style-name="Text_20_body">
      <style:text-properties fo:color="#800000"/>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in" fo:margin-right="0in" fo:text-align="justify"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8" style:family="paragraph" style:parent-style-name="Text_20_body">
      <style:paragraph-properties fo:margin-left="0in" fo:margin-right="0in" fo:text-align="center"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paragraph-properties fo:margin-left="0in" fo:margin-right="0in" fo:text-indent="0in" style:auto-text-indent="false"/>
      <style:text-properties fo:language="en" fo:country="US"/>
    </style:style>
    <style:style style:name="P14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Standard">
      <style:text-properties fo:font-style="italic" style:font-style-asian="italic" style:font-style-complex="italic"/>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6b27"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594f" officeooo:paragraph-rsid="0015594f"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7ce3" officeooo:paragraph-rsid="00157ce3"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ffd9" officeooo:paragraph-rsid="0015ffd9"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74a75" officeooo:paragraph-rsid="00174a75"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74a75" officeooo:paragraph-rsid="0019bf8d"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9bf8d" officeooo:paragraph-rsid="001f0530"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0208c" officeooo:paragraph-rsid="0020208c"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0208c" officeooo:paragraph-rsid="0020ddba"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0208c" officeooo:paragraph-rsid="00220760"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0208c" officeooo:paragraph-rsid="0023ea9c"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0208c" officeooo:paragraph-rsid="00241048" style:font-style-asian="normal" style:font-style-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0208c" officeooo:paragraph-rsid="0025380d" style:font-style-asian="normal" style:font-style-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0208c" officeooo:paragraph-rsid="0026a463" style:font-style-asian="normal" style:font-style-complex="normal"/>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0208c" officeooo:paragraph-rsid="002835ac" style:font-style-asian="normal" style:font-style-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20760" officeooo:paragraph-rsid="00241048"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3ea9c" officeooo:paragraph-rsid="00241048" style:font-style-asian="normal" style:font-style-complex="normal"/>
    </style:style>
    <style:style style:name="P1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380d" officeooo:paragraph-rsid="0025380d" style:font-style-asian="normal" style:font-style-complex="normal"/>
    </style:style>
    <style:style style:name="P1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0a3c" officeooo:paragraph-rsid="00270a3c" style:font-style-asian="normal" style:font-style-complex="normal"/>
    </style:style>
    <style:style style:name="P176" style:family="paragraph" style:parent-style-name="Heading_20_1">
      <style:paragraph-properties fo:margin-left="0in" fo:margin-right="0in" fo:text-align="center" style:justify-single-word="false" fo:text-indent="0.1965in" style:auto-text-indent="false"/>
    </style:style>
    <style:style style:name="P177" style:family="paragraph" style:parent-style-name="Heading_20_2">
      <style:text-properties fo:language="en" fo:country="US"/>
    </style:style>
    <style:style style:name="P178" style:family="paragraph" style:parent-style-name="Heading_20_2">
      <style:text-properties fo:language="ru" fo:country="RU"/>
    </style:style>
    <style:style style:name="P179" style:family="paragraph" style:parent-style-name="Heading_20_2">
      <style:paragraph-properties fo:text-align="justify" style:justify-single-word="false"/>
    </style:style>
    <style:style style:name="P18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style:style style:name="T93" style:family="text">
      <style:text-properties officeooo:rsid="00137bd8"/>
    </style:style>
    <style:style style:name="T94" style:family="text">
      <style:text-properties officeooo:rsid="0015594f"/>
    </style:style>
    <style:style style:name="T95" style:family="text">
      <style:text-properties officeooo:rsid="00156b27"/>
    </style:style>
    <style:style style:name="T96" style:family="text">
      <style:text-properties officeooo:rsid="0019bf8d"/>
    </style:style>
    <style:style style:name="T97" style:family="text">
      <style:text-properties officeooo:rsid="001ebc96"/>
    </style:style>
    <style:style style:name="T98" style:family="text">
      <style:text-properties officeooo:rsid="001f0530"/>
    </style:style>
    <style:style style:name="T99" style:family="text">
      <style:text-properties officeooo:rsid="0020208c"/>
    </style:style>
    <style:style style:name="T100" style:family="text">
      <style:text-properties officeooo:rsid="0020ddba"/>
    </style:style>
    <style:style style:name="T101" style:family="text">
      <style:text-properties officeooo:rsid="00220760"/>
    </style:style>
    <style:style style:name="T102" style:family="text">
      <style:text-properties officeooo:rsid="0023ea9c"/>
    </style:style>
    <style:style style:name="T103" style:family="text">
      <style:text-properties officeooo:rsid="00241048"/>
    </style:style>
    <style:style style:name="T104" style:family="text">
      <style:text-properties officeooo:rsid="0025380d"/>
    </style:style>
    <style:style style:name="T105" style:family="text">
      <style:text-properties officeooo:rsid="0025bfe1"/>
    </style:style>
    <style:style style:name="T106" style:family="text">
      <style:text-properties officeooo:rsid="0026a463"/>
    </style:style>
    <style:style style:name="T107" style:family="text">
      <style:text-properties officeooo:rsid="002835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6"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2">(</text:span>события через 10 лет после Обмена): </text:p>
      <text:p text:style-name="P82">Год 2143 ПВ <text:span text:style-name="T12">(AU -?)</text:span></text:p>
      <text:p text:style-name="P82"><text:span text:style-name="T12">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3">28-е мая <text:span text:style-name="T1">— Эксперимент со сплетёнными сознаниями.</text:span></text:p>
      <text:p text:style-name="P82">30-е мая — встреча с Индиго. Прогулка с Селестией по парку. Муравьи под накрупником</text:p>
      <text:p text:style-name="P82">31-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2">&lt;</text:span>7<text:span text:style-name="T12">-</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2">&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2">&lt;</text:span>28-е июня<text:span text:style-name="T12">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2"> </text:span>Провал Груммингтона. Отбытие с Груммингтона</text:p>
      <text:p text:style-name="P82"><text:span text:style-name="T12">&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2">[</text:span>21-е июля<text:span text:style-name="T12">]</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text:soft-page-break/>Прочитанные фанфики</text:h>
      <text:h text:style-name="Heading_20_3" text:outline-level="3">Эпичные</text:h>
      <text:p text:style-name="P127">Обмен ( <text:a xlink:type="simple" xlink:href="https://darkpony.ru/obmen/" text:style-name="Internet_20_link" text:visited-style-name="Visited_20_Internet_20_Link">https://darkpony.ru/obmen/</text:a> )</text:p>
      <text:p text:style-name="P128">I Dream Of Luna</text:p>
      <text:p text:style-name="P127">Розовые глазки</text:p>
      <text:p text:style-name="P12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6"/>
      <text:h text:style-name="Heading_20_2" text:outline-level="2">Идеи</text:h>
      <text:list xml:id="list4673221189327397113" text:style-name="L1">
        <text:list-item>
          <text:p text:style-name="P150">Книги:</text:p>
        </text:list-item>
      </text:list>
      <text:list xml:id="list9219348702401739439"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7">Природа Проклятий</text:span>» - обмен</text:p>
        </text:list-item>
        <text:list-item>
          <text:p text:style-name="P151"><text:span text:style-name="T67">«Магия для Чайников»</text:span> - обмен</text:p>
        </text:list-item>
        <text:list-item>
          <text:p text:style-name="P151"><text:span text:style-name="T67">«Энциклопедия Арканум»</text:span> - обмен</text:p>
        </text:list-item>
        <text:list-item>
          <text:p text:style-name="P151">«О Гейсах» - обмен</text:p>
        </text:list-item>
        <text:list-item>
          <text:p text:style-name="P151">«<text:span text:style-name="T67">Тайны Тайных Наук</text:span>» - обмен</text:p>
        </text:list-item>
        <text:list-item>
          <text:p text:style-name="P152">«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594743753335748251"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7">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77"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2">– Нэш, к</text:span>ак называется наш проект?</text:p>
      <text:p text:style-name="P77"><text:span text:style-name="T8">– </text:span><text:span text:style-name="T69">Дайсон.</text:span></text:p>
      <text:p text:style-name="P77"><text:span text:style-name="T8">– </text:span><text:span text:style-name="T69">Сколько тебе лет?</text:span></text:p>
      <text:p text:style-name="P77"><text:span text:style-name="T8">– </text:span><text:span text:style-name="T69">Два года с начала запуска кластера.</text:span></text:p>
      <text:p text:style-name="P77"><text:span text:style-name="T8">– </text:span><text:span text:style-name="T69">Какой сейчас год?</text:span></text:p>
      <text:p text:style-name="P77"><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soft-page-break/>…</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7"><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0">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8">***</text:p>
      <text:p text:style-name="P13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0">Музыка быстрая, тревожная, надорваная и печальная (Pet Shop Boys “So Hard” ?)</text:p>
      <text:p text:style-name="P30"/>
      <text:p text:style-name="P89"><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5147060208312587147"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1"><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8"><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6">Ох, нет! Нет-нет-нет!!!</text:p>
      <text:p text:style-name="P76">Мой взгляд был прикован к дверце с изображением Луны, а душу леденил ужас осознания.</text:p>
      <text:p text:style-name="P76">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78"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text:p>
      <text:p text:style-name="P53">Я помотал головой, отгоняя непристойности. Блядь! Я не конеёб! В пекло такие мысли! Мне уже неудобно в штанах!</text:p>
      <text:p text:style-name="P53">Как это обычно бывает, в этот постыдный момент Селестия обернулась ко мне. Я состроил покерфейс. Лишь долю секунды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158">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4">***</text:p>
      <text:p text:style-name="P53"/>
      <text:p text:style-name="P53">И вот я <text:span text:style-name="T94">иду</text:span> за тёмно-фиолетов<text:span text:style-name="T94">ой</text:span> <text:span text:style-name="T94">аликорницей</text:span> в сине-зелёной мгле. Звёзды окружают нас. <text:span text:style-name="T93">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span></text:p>
      <text:p text:style-name="P159">Луна остановилась.</text:p>
      <text:p text:style-name="P157">– <text:span text:style-name="T95">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span></text:p>
      <text:p text:style-name="P160">Луна <text:span text:style-name="T96">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span></text:p>
      <text:p text:style-name="P161">Окей, я пошёл!</text:p>
      <text:p text:style-name="P161">Я открыл дверь и <text:span text:style-name="T98">уверенно </text:span>шагнул в светящийся проём.</text:p>
      <text:p text:style-name="P161"/>
      <text:p text:style-name="P162">Б<text:span text:style-name="T96">ЛЯ</text:span>-<text:span text:style-name="T96">А</text:span>-<text:span text:style-name="T96">А</text:span>-<text:span text:style-name="T96">А</text:span>-<text:span text:style-name="T96">А</text:span>-<text:span text:style-name="T96">А</text:span>-<text:span text:style-name="T96">А</text:span>-<text:span text:style-name="T96">А</text:span>-<text:span text:style-name="T96">А</text:span>-<text:span text:style-name="T96">А</text:span>-<text:span text:style-name="T96">А</text:span>-<text:span text:style-name="T96">А</text:span>-<text:span text:style-name="T96">А</text:span>!!!</text:p>
      <text:p text:style-name="P162"/>
      <text:p text:style-name="P163">Падение было быстрым и ошеломляющим. Я <text:span text:style-name="T97">гробанулся с огромной высоты прямо на лужайку, на которой успел заметить двух аликорниц и спящего себя-любимого. Влетев прямо в своё спящее тело, я на этом не остановился и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искрящимися вкраплениями драгоценных камней сталактитами и сталагмитами, пока, наконец, не провалился в относительно небольшую пещеру, почти полностью занятую огромной чешуйчатой тушей.</text:span></text:p>
      <text:p text:style-name="P164">Осмотреться я не успел — резкий переход к яркому свету заставил меня закрыть глаза.</text:p>
      <text:p text:style-name="P165">– <text:span text:style-name="T100">Опять я чего-то накосячил! Бля, как меня это уже заебало! – выругался я в сердцах.</text:span></text:p>
      <text:p text:style-name="P166"><text:soft-page-break/>– <text:span text:style-name="T101">А что такое «заебало», дядя? </text:span>– <text:span text:style-name="T101">спросил меня тоненький голосок.</text:span></text:p>
      <text:p text:style-name="P167">– <text:span text:style-name="T102">Уело. Достало. Надоело в высшей степени. </text:span>– <text:span text:style-name="T102">по инерции ответил я. После чего открыл глаза.</text:span></text:p>
      <text:p text:style-name="P173"><text:span text:style-name="T105">Цепь гор на горизонте курилась дымом из нескольких действующих вулканов. Перистые</text:span> облака парили в недосягаемой высоте над скалистым плато, на котором стоял я. <text:span text:style-name="T103">Внизу раскинулась холмистая долина, немного напоминающая ту, что видна с обзорной площадки в Кантерлоте, за тем исключением, что никаких городов и посёлков тут не было и в помине. Зато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span></text:p>
      <text:p text:style-name="P169">– <text:span text:style-name="T104">Кхм!</text:span></text:p>
      <text:p text:style-name="P174">Я опустил глаза.</text:p>
      <text:p text:style-name="P169"><text:span text:style-name="T102">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span></text:p>
      <text:p text:style-name="P172">«Вот блядь, научил кроху ругаться! <text:span text:style-name="T106">Молодец, Анон!</text:span>» <text:span text:style-name="T99">– пронеслась у меня досадная мысль. Чтобы скрыть смущение, я спросил первое пришедшее в голову:</text:span></text:p>
      <text:p text:style-name="P168">– <text:span text:style-name="T103">Эм-м-м… Как тебя зовут, малыш?</text:span></text:p>
      <text:p text:style-name="P171">– <text:span text:style-name="T107">Агамемнон. </text:span>– <text:span text:style-name="T107">важно ответила кроха. </text:span>– <text:span text:style-name="T107">И я не малыш! Торч по сравнению со мной </text:span>— <text:span text:style-name="T107">только вылупившийся карапуз.</text:span></text:p>
      <text:p text:style-name="P171"/>
      <text:p text:style-name="P171"/>
      <text:p text:style-name="P171"/>
      <text:p text:style-name="P170"><text:span text:style-name="T102">Рядом с песочницей на камне была выцарапана трёхлучевая звезда. Я содрогнулся при виде кривых глубоких царапин, сделанных явно не с помощью инструмента.</text:span></text:p>
      <text:p text:style-name="P160"/>
      <text:p text:style-name="P53"/>
      <text:p text:style-name="P175">(Значит, меня заебали пони! Постоянно не дают спасть! От них даже на севере <text:s/>не спрячешься!)</text:p>
      <text:p text:style-name="P53">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lt;<text:span text:style-name="T1">цель вставки — </text:span></text:p>
      <text:p text:style-name="P53">б) Сел излечивает Анона от наркомании</text:p>
      <text:p text:style-name="P53">в) Анон <text:s/>чувствует влечение к Сел</text:p>
      <text:p text:style-name="P53">д) Сел пытается узнать у Анона, что он хочет (спрашивает про желание снопроходчества)</text:p>
      <text:p text:style-name="P53">а) встреча Анона с Агамемноном, обучение того матюкам</text:p>
      <text:p text:style-name="P43">&gt;</text:p>
      <text:p text:style-name="P43"/>
      <text:p text:style-name="P35"><text:soft-page-break/><text:span text:style-name="T32">&lt;</text:span><text:span text:style-name="T1">Анон не успел увидеть подробности</text:span><text:span text:style-name="T32">&gt;</text:span></text:p>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5">Селестия объясняет Анону происхождение надписина обратной стороне Луны — шалости Луны во время заточения</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text:soft-page-break/>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77" text:outline-level="2">6. Стыд</text:h>
      <text:p text:style-name="P53">&lt;<text:span text:style-name="T88">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text:soft-page-break/>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text:soft-page-break/>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oft-page-break/><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text:soft-page-break/>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oft-page-break/><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text:soft-page-break/>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oft-page-break/><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text:soft-page-break/>–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soft-page-break/>***</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oft-page-break/><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8">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text:soft-page-break/>–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text:soft-page-break/>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2">– </text:span>Ты?!</text:p>
      <text:p text:style-name="P98"><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2">– М</text:span>ожет тогда, ты скажешь, что в нём пошло не так и почему к вам попал я, а не сверхаликорн?</text:p>
      <text:p text:style-name="P98"><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text:span><text:soft-page-break/><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oft-page-break/><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Хм, а эта пони не из разговорчивых. Ну ладно.</text:p>
      <text:p text:style-name="P55"><text:span text:style-name="T12">– </text:span>А что же вы делаете?</text:p>
      <text:p text:style-name="P55"><text:soft-page-break/><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oft-page-break/><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пони деваются? И куда пропала Скуталу?</text:p>
      <text:p text:style-name="P56"><text:soft-page-break/><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text:soft-page-break/>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text:soft-page-break/>13. Мэйнхэттен</text:h>
      <text:p text:style-name="P87">ZZ Top – Gimme all your lovin</text:p>
      <text:p text:style-name="P87">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oft-page-break/><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oft-page-break/><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oft-page-break/><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text:soft-page-break/>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2">– </text:span>Ну уж фигушки. Я тебя тут не оставлю.</text:p>
      <text:p text:style-name="P56"><text:soft-page-break/><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3">24пн</text:p>
      <text:p text:style-name="P73">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oft-page-break/><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text:soft-page-break/>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text:soft-page-break/>–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text:soft-page-break/>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text:soft-page-break/>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text:soft-page-break/>–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text:soft-page-break/>–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text:soft-page-break/>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pan text:style-name="T12">– </text:span>Бедный котик. <text:span text:style-name="T12">– </text:span>прошептала Флаттершай.</text:p>
      <text:p text:style-name="P58"><text:soft-page-break/>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oft-page-break/><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79"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text:soft-page-break/>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text:soft-page-break/>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text:soft-page-break/>–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text:soft-page-break/>–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text:soft-page-break/>–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text:soft-page-break/>21. <text:span text:style-name="T1">Терра</text:span></text:h>
      <text:h text:style-name="P180"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oft-page-break/><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80" text:outline-level="3">Вторник</text:h>
      <text:p text:style-name="P3">&lt;<text:span text:style-name="T65">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2">–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 Я не сержусь… На Дискорда трудно не злиться… Он так себя ведёт, потому что его это… эмм, забавляет.</text:p>
      <text:p text:style-name="P3"/>
      <text:p text:style-name="Text_20_body">…</text:p>
      <text:p text:style-name="P127"><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text:soft-page-break/>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2">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9"/>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pan text:style-name="T12">– Анон…</text:span><text:span text:style-name="T1"> Тут окно разбито… И верёвка висит. – пискнула Флаттершай из кухни.</text:span></text:p>
      <text:p text:style-name="P101"><text:span text:style-name="T12">–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4">– Привет, Сел.</text:p>
      <text:p text:style-name="P147">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2"><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2"><text:soft-page-break/><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4"/>
      <text:h text:style-name="P177" text:outline-level="2">24. Отбытие</text:h>
      <text:p text:style-name="P120">&lt;Mission Impossible theme ?&gt;</text:p>
      <text:p text:style-name="P102"><text:span text:style-name="T12">–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text:soft-page-break/>–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text:span text:style-name="T12">– Нет! Дискорд </text:span>— не убийца!</text:p>
      <text:p text:style-name="P123">С необычной для неё силой, Флаттершай вытащила кляп изо рта драконикуса.</text:p>
      <text:p text:style-name="P12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3">Или драконикус — гениальный актёр, или… ?</text:p>
      <text:p text:style-name="P123">Я вернулся к драконикусу и уселся на стул напротив него.</text:p>
      <text:p text:style-name="P123"><text:span text:style-name="T12">– </text:span>Говори.</text:p>
      <text:p text:style-name="P123">Дискорд немного успокоился.</text:p>
      <text:p text:style-name="P123"><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3"><text:span text:style-name="T12">– </text:span>А кто тогда наслал на нас этих уродов с рисованными рожами? Кто пытался убить меня раз за разом?</text:p>
      <text:p text:style-name="P123"><text:soft-page-break/>У драконикуса глаза полезли на лоб.</text:p>
      <text:p text:style-name="P12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Я задумался. Драконикус, похоже, говорил искренне. Но кто тогда всё это время играл с нами, <text:span text:style-name="T25">словно кот с мышью</text:span>?</text:p>
      <text:p text:style-name="P123"><text:span text:style-name="T12">– </text:span>Анон! <text:span text:style-name="T12">– </text:span>крикнула Эпплджек из прихожей. <text:span text:style-name="T12">– </text:span>Я слышу шум за дверью!</text:p>
      <text:p text:style-name="P123">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3"><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5">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Блё-о-о!</text:p>
      <text:p text:style-name="P12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3">Я задрал голову.</text:p>
      <text:p text:style-name="P123">О! Так уже легче! Надо мной всего лишь два этажа. Десять метров верёвки. Если не смотреть вниз, то…</text:p>
      <text:p text:style-name="P123">Я вытер ладони о штаны, ухватил канат и сделал шаг вперёд… </text:p>
      <text:p text:style-name="P123">…</text:p>
      <text:p text:style-name="P123">Святые яйца, я действительно ЭТО сделал!</text:p>
      <text:p text:style-name="P123">…</text:p>
      <text:p text:style-name="P123"><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полным отсутствием у неё опыта лазания по канатам.</text:p>
      <text:p text:style-name="P12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Бляблябляблябля!!!</text:p>
      <text:p text:style-name="P123">БУДЕМ ЖИВЫ — СТАНУ АЛЬПИНИСТО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text:soft-page-break/></text:p>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На длинной шее драконикус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3"><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3">…ограда края крыши промелькнула под нами…</text:p>
      <text:p text:style-name="P123"><text:span text:style-name="T12">– …</text:span>собственно, на дольше у меня не хватит магии…</text:p>
      <text:p text:style-name="P123"/>
      <text:p text:style-name="P123">Мы летели навстречу закату.</text:p>
      <text:p text:style-name="P123"/>
      <text:p text:style-name="P123">…</text:p>
      <text:p text:style-name="P123"/>
      <text:p text:style-name="P12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3"><text:span text:style-name="T12">–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закрыла глаза и отвернулась.</text:p>
      <text:p text:style-name="P123">– ВНИМАНИЕ!!! – заорал Дискорд, сложил крылья и влетел в коридор.</text:p>
      <text:p text:style-name="P123"/>
      <text:p text:style-name="P124">***</text:p>
      <text:p text:style-name="P124"/>
      <text:p text:style-name="P123">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5">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4">Я тяжело вздохнул.</text:p>
      <text:p text:style-name="P134"><text:soft-page-break/></text:p>
      <text:p text:style-name="P134">…</text:p>
      <text:p text:style-name="P134"/>
      <text:p text:style-name="P13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text:soft-page-break/>–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oft-page-break/><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2">.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text:span><text:soft-page-break/><text:span text:style-name="T49">Проводник — тот, кто сможет исправить основные дефекты Эквуса и вывести его из клинической смерти.</text:span></text:p>
      <text:p text:style-name="P102"><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2">.</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29">Как их совместить?</text:p>
      <text:p text:style-name="P118">твоя Эквестрия и моя, были рождены из Предначального Хаоса, оставшегося от царствования Дискорда. Оба непостоянны, изменчивы. </text:p>
      <text:p text:style-name="P109"/>
      <text:p text:style-name="P11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9"/>
      <text:p text:style-name="P109"/>
      <text:p text:style-name="P142"/>
      <text:p text:style-name="P109"><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0">Я подозрительно посмотрел на Анакорна.</text:p>
      <text:p text:style-name="P109"><text:span text:style-name="T18">– </text:span><text:span text:style-name="T53">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2">– </text:span>Эээ… Тут я тебе точно не помощник. Никогда не писал ничего сложнее технической документации к программам.</text:p>
      <text:p text:style-name="P109"><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43">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text:soft-page-break/></text:p>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03">***</text:p>
      <text:p text:style-name="P110">&lt;<text:span text:style-name="T87">Roger Waters — What God Wants</text:span>&gt;</text:p>
      <text:p text:style-name="P110"><text:soft-page-break/>–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сияющем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text:soft-page-break/>Пегаска почесала в затылке со смущением.</text:p>
      <text:p text:style-name="P106">– Да? Правда? Ну, офигеть! А ты как?</text:p>
      <text:p text:style-name="P101"><text:span text:style-name="T36">–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59">Daft Punk – Get Lucky</text:span>&gt;</text:p>
      <text:p text:style-name="P122">Звон будильника чуть не проломил башку. Я открыл глаза. </text:p>
      <text:p text:style-name="P122"><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2"><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1"><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21">Попытка притронуться щёткой к зубу вызвала ноющую боль. </text:p>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1">Доставая из стола ключи от машины, опять наткнулся взглядом на эскиз.</text:p>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1">Назову-ка я фантазию «Последний фанфик»…</text:p>
      <text:p text:style-name="P121"/>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18T16:40:07.995379906</dc:date>
    <meta:editing-duration>P127DT12H26M14S</meta:editing-duration>
    <meta:editing-cycles>7739</meta:editing-cycles>
    <meta:generator>LibreOffice/5.1.6.2$Linux_X86_64 LibreOffice_project/10m0$Build-2</meta:generator>
    <meta:document-statistic meta:table-count="0" meta:image-count="0" meta:object-count="0" meta:page-count="199" meta:paragraph-count="4283" meta:word-count="87392" meta:character-count="580144" meta:non-whitespace-character-count="492902"/>
  </office:meta>
</office:document-meta>
</file>